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252cm" fo:margin-left="0.106cm" fo:margin-right="0.205cm" fo:margin-top="0cm" fo:margin-bottom="0cm" table:align="margins" style:writing-mode="lr-tb"/>
    </style:style>
    <style:style style:name="Table1.A" style:family="table-column">
      <style:table-column-properties style:column-width="8.181cm" style:rel-column-width="4455*"/>
    </style:style>
    <style:style style:name="Table1.B" style:family="table-column">
      <style:table-column-properties style:column-width="8.072cm" style:rel-column-width="439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fo:text-align="center" style:justify-single-word="false"/>
    </style:style>
    <style:style style:name="P10" style:family="paragraph" style:parent-style-name="Standard" style:master-page-name="Standard">
      <style:paragraph-properties style:page-number="auto"/>
    </style:style>
    <style:style style:name="P11" style:family="paragraph" style:parent-style-name="List_20_Paragraph" style:list-style-name="WWNum1"/>
    <style:style style:name="P12" style:family="paragraph" style:parent-style-name="List_20_Paragraph" style:list-style-name="WWNum1">
      <style:paragraph-properties fo:text-align="justify"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5" style:family="text">
      <style:text-properties fo:color="#000000" style:font-name="Times New Roman" fo:font-size="12pt" style:font-size-asian="12pt" style:font-name-complex="Times New Roman1" style:font-size-complex="12pt"/>
    </style:style>
    <style:style style:name="T6" style:family="text">
      <style:text-properties fo:color="#000000" style:text-position="super 58%" style:font-name="Times New Roman" fo:font-size="12pt" style:font-size-asian="12pt" style:font-name-complex="Times New Roman1" style:font-size-complex="12pt"/>
    </style:style>
    <style:style style:name="T7" style:family="text">
      <style:text-properties style:text-position="super 58%" style:font-name="Times New Roman" fo:font-size="12pt" style:font-size-asian="12pt" style:font-name-complex="Times New Roman1" style:font-size-complex="12pt"/>
    </style:style>
    <style:style style:name="T8" style:family="text">
      <style:text-properties style:text-position="sub 58%" style:font-name="Times New Roman" fo:font-size="12pt"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BÀI : PIPES – ĐƯỜNG ỐNG <text:tab/><text:tab/> <text:s text:c="29"/></text:span><text:span text:style-name="T4">(File chương trình: PIPES.*)</text:span></text:p>
      <text:p text:style-name="P3"><text:span text:style-name="T1">Jester là một kẻ chuyên đi bày trò tại thành phố Hotham. Lần này, mục tiêu của y chính là nguồn nước của thành phố. Nguồn nước của Hotham bao gồm N bể chứa và M đường ống, mỗi đường ống kết nối 2 bể chứa, và giữa 2 bể chứa chỉ có nhiều nhất 1 đường ống. Ngoài ra, 2 bể chứa bất kì sẽ luôn được kết nối với nhau, bởi 1 đường ống trực tiếp hoặc qua những bể chứa khác.</text:span></text:p>
      <text:p text:style-name="P3"><text:span text:style-name="T1">Jester lần này đã làm thủng một số đường ống và bắt đầu hút nước ra khỏi những đường ống này. Với tính cách “siêu quậy” của mình, Jester đảm bảo luôn chỉ hút khỏi đường với tốc độ là một số nguyên chẵn mét khối trên giây </text:span><text:span text:style-name="T5">(m</text:span><text:span text:style-name="T6">3</text:span><text:span text:style-name="T5">/s). Theo đó, nếu như 2d (m</text:span><text:span text:style-name="T6">3</text:span><text:span text:style-name="T5">/s) bị hút khỏi đường ống kết nối 2 bể chứa u và v, thì mỗi bể chứa u hoặc v sẽ mất đi một lượng nước là d (m</text:span><text:span text:style-name="T6">3</text:span><text:span text:style-name="T5">/s).</text:span></text:p>
      <text:p text:style-name="P3"><text:span text:style-name="T5">Để làm mọi chuyện phức tạp hơn nữa, Jester còn có thể bơm thêm nước vào một số đường ống. Tương tự, Jester chỉ bơm vào với tốc độ là một số nguyên chẵn mét khối trên giây: nếu như 2d (m</text:span><text:span text:style-name="T6">3</text:span><text:span text:style-name="T5">/s) được bơm vào đường ống kết nối 2 bể chứa u và v, thì mỗi bể chứa u hoặc v sẽ tăng lên một lượng nước là d (m</text:span><text:span text:style-name="T6">3</text:span><text:span text:style-name="T5">/s).</text:span></text:p>
      <text:p text:style-name="P3"><text:span text:style-name="T1">Thị trưởng của thành phố Hotham đã cài đặt một số cảm biến vào các bể chứa, nhưng lại không cài đặt chúng vào các đường ống. Ông có thể biết được một bể chứa bất kì đã tăng (hoặc giảm) tổng cộng bao nhiêu đơn vị </text:span><text:span text:style-name="T5">(m</text:span><text:span text:style-name="T6">3</text:span><text:span text:style-name="T5">/s).</text:span></text:p>
      <text:p text:style-name="P3"><text:span text:style-name="T1">Để cho công việc sửa chữa trò quậy phá của Jester, thị trưởng thành phố cần phải biết những thông tin sau đây:</text:span></text:p>
      <text:list xml:id="list7876695689717011251" text:style-name="WWNum1">
        <text:list-item>
          <text:p text:style-name="P12"><text:span text:style-name="T1">Với các thông tin tăng, giảm lược nước của các bể chứa, có thể tìm được một cách duy nhất phương án hút/bơm nước của Jester hay không?</text:span></text:p>
        </text:list-item>
        <text:list-item>
          <text:p text:style-name="P11"><text:span text:style-name="T1">Nếu có, hãy tìm ra phương án hút/bơm nước đó.</text:span></text:p>
        </text:list-item>
      </text:list>
      <text:p text:style-name="Standard"><text:span text:style-name="T2">Dữ liệu vào: </text:span><text:span text:style-name="T3">File văn bản PIPES.INP có:</text:span></text:p>
      <text:list xml:id="list8196893016555062209" text:style-name="L1">
        <text:list-item>
          <text:p text:style-name="P6"><text:span text:style-name="T1">Dòng 1: Gồm hai số N và M (N &lt;= 10</text:span><text:span text:style-name="T7">5</text:span><text:span text:style-name="T1"> ; M &lt;= 5 x 10</text:span><text:span text:style-name="T7">5</text:span><text:span text:style-name="T1">)</text:span></text:p>
        </text:list-item>
        <text:list-item>
          <text:p text:style-name="P4"><text:span text:style-name="T1">Dòng 2..N+1: Mỗi dòng gồm một số Ci là lượng nước, tính theo </text:span><text:span text:style-name="T5">(m</text:span><text:span text:style-name="T6">3</text:span><text:span text:style-name="T5">/s).</text:span><text:span text:style-name="T1">, đã tăng (hoặc giảm) ở bể chứa thứ i. (nếu giảm thì Ci là số âm) (|Ci |&lt;= 10</text:span><text:span text:style-name="T7">9</text:span><text:span text:style-name="T1">)</text:span></text:p>
        </text:list-item>
        <text:list-item>
          <text:p text:style-name="P6"><text:span text:style-name="T1">Dòng N+2..N+M+1: Gồm hai số u</text:span><text:span text:style-name="T8">j</text:span><text:span text:style-name="T1"> và v</text:span><text:span text:style-name="T8">j</text:span><text:span text:style-name="T1"> thể hiện 2 đầu mút của đường ống thứ j.</text:span></text:p>
        </text:list-item>
      </text:list>
      <text:p text:style-name="P1"/>
      <text:p text:style-name="Standard"><text:span text:style-name="T2">Dữ liệu ra: </text:span><text:span text:style-name="T3">File văn bản PIPES.OUT có:</text:span></text:p>
      <text:list xml:id="list2224687979458149040" text:style-name="L2">
        <text:list-item>
          <text:p text:style-name="P7"><text:span text:style-name="T1">Nếu không thể xác định phương án hút/bơm nước duy nhất của Jester thì chỉ in ra số 0.</text:span></text:p>
        </text:list-item>
        <text:list-item>
          <text:p text:style-name="P5"><text:span text:style-name="T1">Ngược lại, in ra M dòng, trong đó dòng thứ i là số x</text:span><text:span text:style-name="T8">i</text:span><text:span text:style-name="T1"> là lượng nước, tính theo </text:span><text:span text:style-name="T5">(m</text:span><text:span text:style-name="T6">3</text:span><text:span text:style-name="T5">/s).</text:span><text:span text:style-name="T1">, mà Jester đã thay đổi ở đường ống thứ i. Nếu Jester đã bơm thêm nước thì in ra số dương, hút nước thì in ra số âm, in ra 0 nếu Jester đã không thao tác trên đường ống này.</text:span></text:p>
        </text:list-item>
      </text:list>
      <text:p text:style-name="P2"/>
      <text:p text:style-name="Standard"><text:bookmark text:name="_GoBack"/><text:soft-page-break/><text:span text:style-name="T2">Ràng buộc:</text:span></text:p>
      <text:p text:style-name="Standard"><text:span text:style-name="T1">Trong 30% số test, hệ thống nước của thành phố Hotham là một cây.</text:span></text:p>
      <text:p text:style-name="Standard"><text:span text:style-name="T2">Example:</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2">PIPES.INP</text:span></text:p>
          </table:table-cell>
          <table:table-cell table:style-name="Table1.A1" office:value-type="string">
            <text:p text:style-name="P9"><text:span text:style-name="T2">PIPES.OUT</text:span></text:p>
          </table:table-cell>
        </table:table-row>
        <table:table-row table:style-name="Table1.1">
          <table:table-cell table:style-name="Table1.A1" office:value-type="string">
            <text:p text:style-name="P8"><text:span text:style-name="T1">4 3</text:span></text:p>
            <text:p text:style-name="P8"><text:span text:style-name="T1">-1</text:span></text:p>
            <text:p text:style-name="P8"><text:span text:style-name="T1">1 </text:span></text:p>
            <text:p text:style-name="P8"><text:span text:style-name="T1">-3 </text:span></text:p>
            <text:p text:style-name="P8"><text:span text:style-name="T1">1</text:span></text:p>
            <text:p text:style-name="P8"><text:span text:style-name="T1">1 2</text:span></text:p>
            <text:p text:style-name="P8"><text:span text:style-name="T1">1 3</text:span></text:p>
            <text:p text:style-name="P8"><text:span text:style-name="T1">1 4</text:span></text:p>
          </table:table-cell>
          <table:table-cell table:style-name="Table1.A1" office:value-type="string">
            <text:p text:style-name="P8"><text:span text:style-name="T1">2</text:span></text:p>
            <text:p text:style-name="P8"><text:span text:style-name="T1">-6</text:span></text:p>
            <text:p text:style-name="P8"><text:span text:style-name="T1">2</text:span></text:p>
          </table:table-cell>
        </table:table-row>
        <table:table-row table:style-name="Table1.1">
          <table:table-cell table:style-name="Table1.A1" office:value-type="string">
            <text:p text:style-name="P8"><text:span text:style-name="T1">4 5</text:span></text:p>
            <text:p text:style-name="P8"><text:span text:style-name="T1">1</text:span></text:p>
            <text:p text:style-name="P8"><text:span text:style-name="T1">2</text:span></text:p>
            <text:p text:style-name="P8"><text:span text:style-name="T1">1 </text:span></text:p>
            <text:p text:style-name="P8"><text:span text:style-name="T1">2</text:span></text:p>
            <text:p text:style-name="P8"><text:span text:style-name="T1">1 2</text:span></text:p>
            <text:p text:style-name="P8"><text:span text:style-name="T1">2 3</text:span></text:p>
            <text:p text:style-name="P8"><text:span text:style-name="T1">3 4</text:span></text:p>
            <text:p text:style-name="P8"><text:span text:style-name="T1">4 1</text:span></text:p>
            <text:p text:style-name="P8"><text:span text:style-name="T1">1 3</text:span></text:p>
          </table:table-cell>
          <table:table-cell table:style-name="Table1.A1" office:value-type="string">
            <text:p text:style-name="P8"><text:span text:style-name="T1">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1.89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7</meta:editing-cycles>
    <meta:creation-date>2001-12-31T19:50:00</meta:creation-date>
    <dc:date>2016-11-08T15:23:29.72</dc:date>
    <meta:editing-duration>PT12M7S</meta:editing-duration>
    <meta:generator>OpenOffice/4.1.1$Win32 OpenOffice.org_project/411m6$Build-9775</meta:generator>
    <meta:document-statistic meta:table-count="1" meta:image-count="0" meta:object-count="0" meta:page-count="2" meta:paragraph-count="42" meta:word-count="575" meta:character-count="24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